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779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7055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2.1055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529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11-nano-dbg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11-nano-dbg Electrical Bill of Materials</text:p>
          </table:table-cell>
          <table:covered-table-cell table:style-name="ce1"/>
          <table:covered-table-cell table:number-columns-repeated="8" table:style-name="Default"/>
          <table:table-cell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Datashe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L10A105KO8NNNC</text:p>
          </table:table-cell>
          <table:table-cell office:value-type="string" calcext:value-type="string">
            <text:p>1uF, 16V, X5R</text:p>
          </table:table-cell>
          <table:table-cell table:style-name="ce4" office:value-type="string" calcext:value-type="string">
            <text:p>0603</text:p>
          </table:table-cell>
          <table:table-cell table:style-name="Default" office:value-type="string" calcext:value-type="string">
            <text:p><text:a xlink:href="https://www.digikey.com/en/products/detail/samsung-electro-mechanics/CL10A105KO8NNNC/3886692?s=N4IgTCBcDaIMIBkCMAGAgqgrAaQPIA4A5YuEAXQF8g" xlink:type="simple">1276-1034-1-ND</text:a></text:p>
          </table:table-cell>
          <table:table-cell table:style-name="ce5" office:value-type="string" calcext:value-type="string">
            <text:p><text:a xlink:href="https://www.lcsc.com/product-detail/Multilayer-Ceramic-Capacitors-MLCC-SMD-SMT_Samsung-Electro-Mechanics-CL10A105KO8NNNC_C1592.html" xlink:type="simple">C1592 </text:a> </text:p>
          </table:table-cell>
          <table:table-cell office:value-type="string" calcext:value-type="string">
            <text:p><text:a xlink:href="https://datasheet.lcsc.com/lcsc/2209191700_Samsung-Electro-Mechanics-CL10A105KO8NNNC_C1592.pdf" xlink:type="simple">Samsung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C662K-3.3V</text:p>
          </table:table-cell>
          <table:table-cell office:value-type="string" calcext:value-type="string">
            <text:p>LDO, 3.3V, Fixe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lcsc.com/product-detail/Linear-Voltage-Regulators-LDO_Shenzhen-Fuman-Elec-SC662K-3-3V_C83932.html" xlink:type="simple">C83932</text:a></text:p>
          </table:table-cell>
          <table:table-cell office:value-type="string" calcext:value-type="string">
            <text:p><text:a xlink:href="https://datasheet.lcsc.com/lcsc/2202252130_Shenzhen-Fuman-Elec-SC662K-3-3V_C83932.pdf" xlink:type="simple">Shenzhen Fuman Elec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r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P2138N-3.3TRG1</text:p>
          </table:table-cell>
          <table:table-cell office:value-type="string" calcext:value-type="string">
            <text:p>LDO, 3.3V, Fixe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s://www.digikey.com/en/products/detail/diodes-incorporated/AP2120N-3-3TRG1/4470762" xlink:type="simple">AP2120N-3.3TRG1DICT-ND</text:a></text:p>
          </table:table-cell>
          <table:table-cell office:value-type="string" calcext:value-type="string">
            <text:p><text:a xlink:href="https://www.lcsc.com/product-detail/Linear-Voltage-Regulators-LDO_Diodes-Incorporated-AP2120N-3-3TRG1_C156330.html" xlink:type="simple">C156330</text:a></text:p>
          </table:table-cell>
          <table:table-cell office:value-type="string" calcext:value-type="string">
            <text:p><text:a xlink:href="https://www.diodes.com/assets/Datasheets/AP2120.pdf" xlink:type="simple">Diodes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ATSAMD11C14A-SSUT</text:p>
          </table:table-cell>
          <table:table-cell office:value-type="string" calcext:value-type="string">
            <text:p>ATSAMD11C</text:p>
          </table:table-cell>
          <table:table-cell office:value-type="string" calcext:value-type="string">
            <text:p>SOIC-14</text:p>
          </table:table-cell>
          <table:table-cell table:style-name="ce4" office:value-type="string" calcext:value-type="string">
            <text:p><text:a xlink:href="https://www.digikey.com/en/products/detail/ATSAMD11C14A-SSUT/ATSAMD11C14A-SSUTCT-ND/5226479?curr=usd&amp;utm_campaign=buynow&amp;utm_medium=aggregator&amp;utm_source=octopart" xlink:type="simple">ATSAMD11C14A-SSUTCT-ND</text:a></text:p>
          </table:table-cell>
          <table:table-cell office:value-type="string" calcext:value-type="string">
            <text:p><text:a xlink:href="https://www.lcsc.com/product-detail/Microcontroller-Units-MCUs-MPUs-SOCs_Microchip-Tech-ATSAMD11C14A-SSUT_C2053167.html" xlink:type="simple">C2053167</text:a></text:p>
          </table:table-cell>
          <table:table-cell office:value-type="string" calcext:value-type="string">
            <text:p><text:a xlink:href="https://ww1.microchip.com/downloads/en/DeviceDoc/Atmel-42363-SAM-D11_Summary.pdf" xlink:type="simple">Microchip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12402012E212A</text:p>
          </table:table-cell>
          <table:table-cell office:value-type="string" calcext:value-type="string">
            <text:p>USB2.0 Type-C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<text:a xlink:href="https://www.digikey.com/en/products/detail/amphenol-cs-commercial-products/12402012E212A/13683192" xlink:type="simple">664-12402012E212ACT-N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mm.digikey.com/Volume0/opasdata/d220001/medias/docus/2614/C12402012-4.pdf" xlink:type="simple">Amphenol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Conn-5x2</text:p>
          </table:table-cell>
          <table:table-cell office:value-type="string" calcext:value-type="string">
            <text:p>Header-5x2-1.27mm-SMD</text:p>
          </table:table-cell>
          <table:table-cell office:value-type="string" calcext:value-type="string">
            <text:p><text:a xlink:href="https://www.digikey.com/en/products/detail/amphenol-cs-fci/20021121-00010C4LF/2209057" xlink:type="simple">609-3695-1-N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mm.digikey.com/Volume0/opasdata/d220001/medias/docus/2587/Minitek%20127_Catalog.pdf" xlink:type="simple">Amphenol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HSMD-C190</text:p>
          </table:table-cell>
          <table:table-cell office:value-type="string" calcext:value-type="string">
            <text:p>Orange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<text:a xlink:href="https://www.digikey.com/en/products/detail/broadcom-limited/HSMD-C190/1235378" xlink:type="simple">516-2489-1-N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docs.broadcom.com/docs/AV02-0551EN" xlink:type="simple">Broadcom</text:a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AC0603FR-075K1L</text:p>
          </table:table-cell>
          <table:table-cell office:value-type="string" calcext:value-type="string">
            <text:p>5.1K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<text:a xlink:href="https://www.digikey.com/en/products/detail/yageo/AC0603FR-075K1L/5896209?s=N4IgTCBcDaIIIGEAMA2JBmAYgJQLRIHYBWAaQEYAZEAXQF8g" xlink:type="simple">YAG3621CT-ND</text:a></text:p>
          </table:table-cell>
          <table:table-cell office:value-type="string" calcext:value-type="string">
            <text:p><text:a xlink:href="https://www.lcsc.com/product-detail/Chip-Resistor-Surface-Mount_YAGEO-AC0603FR-075K1L_C125891.html" xlink:type="simple">C125891</text:a></text:p>
          </table:table-cell>
          <table:table-cell office:value-type="string" calcext:value-type="string">
            <text:p><text:a xlink:href="https://datasheet.lcsc.com/lcsc/2304140030_YAGEO-AC0603FR-075K1L_C125891.pdf" xlink:type="simple">YAGEO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C0603FR-0720KL</text:p>
          </table:table-cell>
          <table:table-cell office:value-type="string" calcext:value-type="string">
            <text:p>20K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<text:a xlink:href="https://www.digikey.com/en/products/detail/yageo/AC0603FR-0720KL/5895907?s=N4IgTCBcDaIIIGEAMA2JBmAYgJQLRIHYwkBpAGRAF0BfIA" xlink:type="simple">YAG3577CT-ND</text:a></text:p>
          </table:table-cell>
          <table:table-cell office:value-type="string" calcext:value-type="string">
            <text:p><text:a xlink:href="https://www.lcsc.com/product-detail/Chip-Resistor-Surface-Mount_YAGEO-AC0603FR-0720KL_C125934.html" xlink:type="simple">C125934</text:a></text:p>
          </table:table-cell>
          <table:table-cell office:value-type="string" calcext:value-type="string">
            <text:p><text:a xlink:href="https://datasheet.lcsc.com/lcsc/2304140030_YAGEO-AC0603FR-0720KL_C125934.pdf" xlink:type="simple">YAGEO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3T12:49:53.843000000</dc:date>
    <meta:editing-duration>PT1H8M49S</meta:editing-duration>
    <meta:editing-cycles>2</meta:editing-cycles>
    <meta:generator>LibreOffice/7.4.7.2$Windows_X86_64 LibreOffice_project/723314e595e8007d3cf785c16538505a1c878ca5</meta:generator>
    <meta:document-statistic meta:table-count="1" meta:cell-count="101" meta:object-count="0"/>
  </office:meta>
</office:document-meta>
</file>